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1.658cm"/>
    </style:style>
    <style:style style:name="gr2" style:family="graphic" style:parent-style-name="standard">
      <style:graphic-properties draw:stroke="solid" svg:stroke-color="#000000" draw:fill="none" draw:fill-color="#ffffff" fo:min-height="1.42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93cm"/>
    </style:style>
    <style:style style:name="gr5" style:family="graphic" style:parent-style-name="standard">
      <style:graphic-properties draw:stroke="none" svg:stroke-color="#000000" draw:fill="none" draw:fill-color="#ffffff" fo:min-height="2.417cm"/>
    </style:style>
    <style:style style:name="gr6" style:family="graphic" style:parent-style-name="standard">
      <style:graphic-properties draw:stroke="solid" svg:stroke-color="#000000" draw:fill="none" draw:fill-color="#ffffff" fo:min-height="2.134cm"/>
    </style:style>
    <style:style style:name="gr7" style:family="graphic" style:parent-style-name="standard">
      <style:graphic-properties draw:stroke="solid" svg:stroke-color="#000000" draw:fill="none" draw:fill-color="#ffffff" fo:min-height="2.29cm"/>
    </style:style>
    <style:style style:name="gr8" style:family="graphic" style:parent-style-name="standard">
      <style:graphic-properties draw:stroke="none" svg:stroke-color="#000000" draw:marker-start="Arrow" draw:fill="none" draw:fill-color="#ffffff" fo:min-height="1.528cm"/>
    </style:style>
    <style:style style:name="gr9" style:family="graphic" style:parent-style-name="standard">
      <style:graphic-properties draw:stroke="solid" svg:stroke-color="#000000" draw:fill="none" draw:fill-color="#ffffff" fo:min-height="4.576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874cm" svg:height="2.384cm" svg:x="1.73cm" svg:y="1.378cm">
          <draw:text-box>
            <text:p>Examine Parasite</text:p>
            <text:p><text:s/>Call Site Profile</text:p>
            <text:p/>
          </draw:text-box>
        </draw:frame>
        <draw:frame draw:style-name="gr2" draw:text-style-name="P1" draw:layer="layout" svg:width="6.985cm" svg:height="2.384cm" svg:x="1.635cm" svg:y="5.855cm">
          <draw:text-box>
            <text:p>Is parallelism &gt;&gt; number of processors?</text:p>
            <text:p/>
          </draw:text-box>
        </draw:frame>
        <draw:line draw:style-name="gr3" draw:text-style-name="P2" draw:layer="layout" svg:x1="4.429cm" svg:y1="4.175cm" svg:x2="4.429cm" svg:y2="5.318cm">
          <text:p/>
        </draw:line>
        <draw:line draw:style-name="gr3" draw:text-style-name="P2" draw:layer="layout" svg:x1="9.636cm" svg:y1="7.096cm" svg:x2="13.446cm" svg:y2="7.096cm">
          <text:p/>
        </draw:line>
        <draw:frame draw:style-name="gr4" draw:text-style-name="P1" draw:layer="layout" svg:width="2.794cm" svg:height="1.673cm" svg:x="10.652cm" svg:y="6.08cm">
          <draw:text-box>
            <text:p>No</text:p>
            <text:p/>
          </draw:text-box>
        </draw:frame>
        <draw:line draw:style-name="gr3" draw:text-style-name="P2" draw:layer="layout" svg:x1="4.556cm" svg:y1="8.747cm" svg:x2="4.556cm" svg:y2="10.906cm">
          <text:p/>
        </draw:line>
        <draw:frame draw:style-name="gr5" draw:text-style-name="P1" draw:layer="layout" svg:width="2.54cm" svg:height="2.667cm" svg:x="4.81cm" svg:y="9.255cm">
          <draw:text-box>
            <text:p>Yes</text:p>
            <text:p/>
            <text:p/>
          </draw:text-box>
        </draw:frame>
        <draw:frame draw:style-name="gr6" draw:text-style-name="P1" draw:layer="layout" svg:width="4.096cm" svg:height="4.517cm" svg:x="13.573cm" svg:y="5.064cm">
          <draw:text-box>
            <text:p>Insufficient </text:p>
            <text:p>Parallelism =&gt; Increase parallel slack</text:p>
            <text:p/>
          </draw:text-box>
        </draw:frame>
        <draw:frame draw:style-name="gr7" draw:text-style-name="P1" draw:layer="layout" svg:width="6.382cm" svg:height="2.54cm" svg:x="1.762cm" svg:y="11.16cm">
          <draw:text-box>
            <text:p>Does the call site contain mutexes?</text:p>
            <text:p/>
          </draw:text-box>
        </draw:frame>
        <draw:frame draw:style-name="gr5" draw:text-style-name="P1" draw:layer="layout" svg:width="2.54cm" svg:height="2.667cm" svg:x="9.382cm" svg:y="11.287cm">
          <draw:text-box>
            <text:p>Yes</text:p>
            <text:p/>
            <text:p/>
          </draw:text-box>
        </draw:frame>
        <draw:line draw:style-name="gr3" draw:text-style-name="P2" draw:layer="layout" svg:x1="8.493cm" svg:y1="12.43cm" svg:x2="12.303cm" svg:y2="12.43cm">
          <text:p/>
        </draw:line>
        <draw:frame draw:style-name="gr7" draw:text-style-name="P1" draw:layer="layout" svg:width="6.382cm" svg:height="3.806cm" svg:x="12.525cm" svg:y="11.287cm">
          <draw:text-box>
            <text:p>Lock contention =&gt;</text:p>
            <text:p>Redesign program to reduce need for synchronization</text:p>
            <text:p/>
          </draw:text-box>
        </draw:frame>
        <draw:frame draw:style-name="gr1" draw:text-style-name="P1" draw:layer="layout" svg:width="5.874cm" svg:height="2.384cm" svg:x="1.73cm" svg:y="1.378cm">
          <draw:text-box>
            <text:p>Examine Parasite</text:p>
            <text:p><text:s/>Call Site Profile</text:p>
            <text:p/>
          </draw:text-box>
        </draw:frame>
        <draw:frame draw:style-name="gr8" draw:text-style-name="P4" draw:layer="layout" svg:width="7.493cm" svg:height="2.384cm" svg:x="9.001cm" svg:y="1.791cm">
          <draw:text-box>
            <text:p text:style-name="P3"><text:span text:style-name="T1">Using Parasite To Guide Parallel Program Design</text:span></text:p>
          </draw:text-box>
        </draw:frame>
        <draw:frame draw:style-name="gr9" draw:text-style-name="P1" draw:layer="layout" svg:width="16.764cm" svg:height="4.826cm" svg:x="1.762cm" svg:y="16.875cm">
          <draw:text-box>
            <text:p>Look for other limitations to speedup that Parasite can not measure directly:</text:p>
            <text:p>1. Synchronization primitives other than locks, such as semaphores, barriers, conditional waits.</text:p>
            <text:p>2. Speculative work.</text:p>
            <text:p>3. Insufficient memory bandwidth. </text:p>
          </draw:text-box>
        </draw:frame>
        <draw:line draw:style-name="gr3" draw:text-style-name="P2" draw:layer="layout" svg:x1="4.175cm" svg:y1="13.797cm" svg:x2="4.183cm" svg:y2="16.24cm">
          <text:p/>
        </draw:line>
        <draw:frame draw:style-name="gr5" draw:text-style-name="P1" draw:layer="layout" svg:width="2.54cm" svg:height="2.667cm" svg:x="4.81cm" svg:y="14.335cm">
          <draw:text-box>
            <text:p>No</text:p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th </meta:initial-creator>
    <meta:creation-date>2016-10-04T13:31:53.940226569</meta:creation-date>
    <meta:generator>LibreOffice/5.0.3.2$Linux_X86_64 LibreOffice_project/00m0$Build-2</meta:generator>
    <dc:date>2016-10-04T13:54:55.619656245</dc:date>
    <dc:creator>nath </dc:creator>
    <meta:editing-duration>PT23M1S</meta:editing-duration>
    <meta:editing-cycles>2</meta:editing-cycles>
    <meta:document-statistic meta:object-count="17"/>
  </office:meta>
</office:document-meta>
</file>